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ependent sets</text:p>
      <text:list xml:id="list1780981397" text:style-name="L1">
        <text:list-item>
          <text:p text:style-name="P1">Finding the maximum independent subset – NP-Hard optimization problem</text:p>
        </text:list-item>
        <text:list-item>
          <text:p text:style-name="P1">Significance of independence number?</text:p>
        </text:list-item>
      </text:list>
      <text:p text:style-name="Standard"/>
      <text:p text:style-name="Standard">Dominating sets</text:p>
      <text:list xml:id="list965656479" text:style-name="L2">
        <text:list-item>
          <text:p text:style-name="P2">Dominating set problem – Finding if the dominating number is lesser than a given value - NP-complete problem – wikipedia</text:p>
        </text:list-item>
        <text:list-item>
          <text:p text:style-name="P2">Application – Why would I want to find dominating sets?</text:p>
          <text:list>
            <text:list-item>
              <text:p text:style-name="P2">Constructing minimal watch towers in a prison camp?</text:p>
            </text:list-item>
          </text:list>
        </text:list-item>
        <text:list-item>
          <text:p text:style-name="P2">Significance of dominating number?</text:p>
        </text:list-item>
      </text:list>
      <text:p text:style-name="Standard"/>
      <text:p text:style-name="Standard">Gate Questions</text:p>
      <text:list xml:id="list42267717" text:style-name="L3">
        <text:list-item>
          <text:p text:style-name="P3">TG – 2234 -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4$Linux LibreOffice_project/340m1$Build-402</meta:generator>
    <dc:date>2012-02-08T18:48:23</dc:date>
    <dc:creator>Kempa </dc:creator>
    <meta:editing-duration>PT7H18M39S</meta:editing-duration>
    <meta:editing-cycles>4</meta:editing-cycles>
    <meta:document-statistic meta:table-count="0" meta:image-count="0" meta:object-count="0" meta:page-count="1" meta:paragraph-count="10" meta:word-count="73" meta:character-count="430" meta:non-whitespace-character-count="374"/>
  </office:meta>
</office:document-meta>
</file>